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break-before="pag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>
      <style:paragraph-properties fo:text-align="cente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[!-- BEGIN content --]</text:p>
      <text:p text:style-name="P1"><draw:frame draw:style-name="fr1" draw:name="Quadro1" text:anchor-type="paragraph" svg:x="0.102cm" svg:y="0.219cm" svg:width="27.294cm" draw:z-index="0"><draw:text-box fo:min-height="18.034cm"><text:p text:style-name="P1"><draw:frame draw:style-name="fr2" draw:name="Quadro3" text:anchor-type="paragraph" svg:x="15.556cm" svg:y="7.318cm" svg:width="10.901cm" draw:z-index="2"><draw:text-box fo:min-height="1.773cm"><text:p text:style-name="P2">$245.a</text:p><text:p text:style-name="P2">$245.b</text:p></draw:text-box></draw:frame><draw:frame draw:style-name="fr3" draw:name="Quadro4" text:anchor-type="paragraph" svg:x="15.48cm" svg:y="13.637cm" svg:width="3.519cm" draw:z-index="3"><draw:text-box fo:min-height="2.337cm"><text:p text:style-name="Frame_20_contents"/><text:p text:style-name="Frame_20_contents">DVD</text:p><text:p text:style-name="Frame_20_contents">$090.a</text:p><text:p text:style-name="Frame_20_contents">$090.b</text:p></draw:text-box></draw:frame><draw:rect text:anchor-type="paragraph" draw:z-index="1" draw:style-name="gr1" draw:text-style-name="P6" svg:width="14.817cm" svg:height="2.363cm" draw:transform="rotate (1.5707963267946) translate (12.0685277777778cm 16.0408055555556cm)"><text:p text:style-name="P6">$245.a</text:p><text:p text:style-name="P6">$245.b</text:p></draw:rect></text:p></draw:text-box></draw:frame></text:p>
      <text:p text:style-name="P3"/>
      <text:p text:style-name="P5">[!-- END content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.27cm" fo:margin-right="0.3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Unix LibreOffice_project/330m19$Build-202</meta:generator>
    <meta:initial-creator>Cyril PIERRE de GEYERR</meta:initial-creator>
    <meta:creation-date>2008-09-02T10:04:05</meta:creation-date>
    <dc:date>2011-05-27T10:47:58</dc:date>
    <meta:editing-cycles>69</meta:editing-cycles>
    <meta:editing-duration>PT3H1M7S</meta:editing-duration>
    <meta:document-statistic meta:table-count="0" meta:image-count="0" meta:object-count="0" meta:page-count="2" meta:paragraph-count="7" meta:word-count="15" meta:character-count="69"/>
    <meta:user-defined meta:name="Info 1"/>
    <meta:user-defined meta:name="Info 2"/>
    <meta:user-defined meta:name="Info 3"/>
    <meta:user-defined meta:name="Info 4"/>
  </office:meta>
</office:document-meta>
</file>